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mp" manifest:media-type="image/png"/>
  <manifest:file-entry manifest:full-path="media/image2.tmp" manifest:media-type="image/png"/>
  <manifest:file-entry manifest:full-path="media/image3.tmp" manifest:media-type="image/png"/>
  <manifest:file-entry manifest:full-path="media/image4.tmp" manifest:media-type="image/png"/>
  <manifest:file-entry manifest:full-path="media/image5.tmp" manifest:media-type="image/png"/>
  <manifest:file-entry manifest:full-path="media/image6.tmp" manifest:media-type="image/png"/>
  <manifest:file-entry manifest:full-path="media/image7.tmp" manifest:media-type="image/png"/>
  <manifest:file-entry manifest:full-path="media/image8.tmp" manifest:media-type="image/gif"/>
  <manifest:file-entry manifest:full-path="media/image9.tmp"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style:font-name-asian="Times New Roman"/>
    </style:style>
    <style:style style:name="T2" style:parent-style-name="DefaultParagraphFont" style:family="text">
      <style:text-properties style:font-name-asian="Times New Roman"/>
    </style:style>
    <style:style style:name="P3" style:parent-style-name="Heading2" style:family="paragraph">
      <style:text-properties style:font-name-asian="Times New Roman"/>
    </style:style>
    <style:style style:name="T4" style:parent-style-name="DefaultParagraphFont" style:family="text">
      <style:text-properties style:font-name-asian="Times New Roman"/>
    </style:style>
    <style:style style:name="T5" style:parent-style-name="DefaultParagraphFont" style:family="text">
      <style:text-properties fo:color="#BF2600"/>
    </style:style>
    <style:style style:name="T6" style:parent-style-name="DefaultParagraphFont" style:family="text">
      <style:text-properties style:font-name-asian="Times New Roman"/>
    </style:style>
    <style:style style:name="T7" style:parent-style-name="Strong" style:family="text">
      <style:text-properties fo:color="#4C9AFF"/>
    </style:style>
    <style:style style:name="P8" style:parent-style-name="NormalWeb" style:family="paragraph"/>
    <style:style style:name="P9" style:parent-style-name="NormalWeb" style:family="paragraph"/>
    <style:style style:name="T10" style:parent-style-name="DefaultParagraphFont" style:family="text">
      <style:text-properties fo:color="#BF2600"/>
    </style:style>
    <style:style style:name="P11" style:parent-style-name="NormalWeb" style:family="paragraph"/>
    <style:style style:name="T12" style:parent-style-name="DefaultParagraphFont" style:family="text">
      <style:text-properties fo:color="#BF2600"/>
    </style:style>
    <style:style style:name="T13" style:parent-style-name="DefaultParagraphFont" style:family="text">
      <style:text-properties style:font-name-asian="Times New Roman"/>
    </style:style>
    <style:style style:name="T14" style:parent-style-name="Strong" style:family="text">
      <style:text-properties fo:color="#4C9AFF"/>
    </style:style>
    <style:style style:name="P15" style:parent-style-name="NormalWeb" style:family="paragraph"/>
    <style:style style:name="T16" style:parent-style-name="DefaultParagraphFont" style:family="text">
      <style:text-properties style:font-name-asian="Times New Roman"/>
    </style:style>
    <style:style style:name="T17" style:parent-style-name="DefaultParagraphFont" style:family="text">
      <style:text-properties fo:color="#BF2600"/>
    </style:style>
    <style:style style:name="T18" style:parent-style-name="Strong" style:family="text">
      <style:text-properties fo:color="#4C9AFF"/>
    </style:style>
    <style:style style:name="P19" style:parent-style-name="NormalWeb" style:family="paragraph"/>
    <style:style style:name="P20" style:parent-style-name="NormalWeb" style:family="paragraph"/>
    <style:style style:name="P21" style:parent-style-name="NormalWeb" style:family="paragraph"/>
    <style:style style:name="P22" style:parent-style-name="NormalWeb" style:family="paragraph"/>
    <style:style style:name="P23" style:parent-style-name="NormalWeb" style:family="paragraph"/>
    <style:style style:name="P24" style:parent-style-name="NormalWeb" style:family="paragraph"/>
    <style:style style:name="T25" style:parent-style-name="DefaultParagraphFont" style:family="text">
      <style:text-properties fo:color="#BF2600"/>
    </style:style>
    <style:style style:name="P26" style:parent-style-name="NormalWeb" style:family="paragraph"/>
    <style:style style:name="T27" style:parent-style-name="DefaultParagraphFont" style:family="text">
      <style:text-properties fo:color="#BF2600"/>
    </style:style>
    <style:style style:name="P28" style:parent-style-name="NormalWeb" style:family="paragraph"/>
    <style:style style:name="T29" style:parent-style-name="DefaultParagraphFont" style:family="text">
      <style:text-properties fo:color="#BF2600"/>
    </style:style>
    <style:style style:name="T30" style:parent-style-name="DefaultParagraphFont" style:family="text">
      <style:text-properties style:font-name-asian="Times New Roman"/>
    </style:style>
    <style:style style:name="T31" style:parent-style-name="DefaultParagraphFont" style:family="text">
      <style:text-properties style:font-name-asian="Times New Roman"/>
    </style:style>
    <style:style style:name="P32" style:parent-style-name="NormalWeb" style:family="paragraph"/>
    <style:style style:name="T33" style:parent-style-name="DefaultParagraphFont" style:family="text">
      <style:text-properties fo:color="#BF2600"/>
    </style:style>
    <style:style style:name="T34" style:parent-style-name="DefaultParagraphFont" style:family="text">
      <style:text-properties style:font-name-asian="Times New Roman"/>
    </style:style>
    <style:style style:name="P35" style:parent-style-name="NormalWeb" style:family="paragraph"/>
    <style:style style:name="T36" style:parent-style-name="DefaultParagraphFont" style:family="text">
      <style:text-properties fo:color="#BF2600"/>
    </style:style>
    <style:style style:name="P37" style:parent-style-name="NormalWeb" style:family="paragraph"/>
    <style:style style:name="T38" style:parent-style-name="DefaultParagraphFont" style:family="text">
      <style:text-properties fo:color="#BF2600"/>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h text:style-name="P1" text:outline-level="1">Open Data Portal Managed Service</text:h>
      <text:p text:style-name="Normal"><text:span text:style-name="T2"><draw:frame draw:style-name="a0" draw:name="Picture 1" text:anchor-type="as-char" svg:x="0in" svg:y="0in" svg:width="4.875in" svg:height="2.73958in" style:rel-width="scale" style:rel-height="scale"><draw:image xlink:href="media/image1.tmp" xlink:type="simple" xlink:show="embed" xlink:actuate="onLoad"/><svg:title/><svg:desc/></draw:frame></text:span></text:p>
      <text:h text:style-name="P3" text:outline-level="2">ODMS Background</text:h>
      <text:p text:style-name="NormalWeb">As a strategic initiative, the NHSBSA want to publish more data in the open. By making more data open we can create social value, by helping others innovate, and help reduce demand on NHSBSA service areas.</text:p>
      <text:p text:style-name="NormalWeb">Our approach is based around the following six principles, which align with work across the wider health and care system:</text:p>
      <text:p text:style-name="NormalWeb">·         NHSBSA data will be open by default.</text:p>
      <text:p text:style-name="NormalWeb">·         Proactive data publication.</text:p>
      <text:p text:style-name="NormalWeb">·         Make data accessible and easy for all.</text:p>
      <text:p text:style-name="NormalWeb">·         Demonstrate value and impact of Open Data.</text:p>
      <text:p text:style-name="NormalWeb">·         Grow Open Data through partnerships.</text:p>
      <text:p text:style-name="NormalWeb">·         Promoting innovative use of Open Data.</text:p>
      <text:p text:style-name="NormalWeb">To support this ambition the Data Services team within DDAT run the Open Data Portal (ODP). The vision is for the Open Data Portal to be the home of open data for the NHSBSA.</text:p>
      <text:p text:style-name="NormalWeb">To make it easier for all parts of the NHSBSA to use the Open Data Portal, a managed service has been introduced. This enables NHSBSA teams and directorates to understand Open Data,<text:s/><text:soft-page-break/>how and why they should publish and to enable the technical solution for publishing. High level steps involved for this can be seen below.<text:s/></text:p>
      <text:p text:style-name="Normal"><text:span text:style-name="T4"><draw:frame draw:style-name="a1" draw:name="Picture 2" text:anchor-type="as-char" svg:x="0in" svg:y="0in" svg:width="1.77083in" svg:height="2.125in" style:rel-width="scale" style:rel-height="scale"><draw:image xlink:href="media/image2.tmp" xlink:type="simple" xlink:show="embed" xlink:actuate="onLoad"/><svg:title/><svg:desc/></draw:frame></text:span></text:p>
      <text:p text:style-name="NormalWeb"><text:span text:style-name="T5">Four entry routes have been identified for contacting the Open Data Portal team to start the process of publishing data on the ODP.<text:s/></text:span></text:p>
      <text:p text:style-name="NormalWeb">During this stage the business area and the Open Data team have an initial meeting to scope out their requirements for publishing data via the ODP.<text:s/></text:p>
      <text:p text:style-name="NormalWeb"><draw:frame draw:style-name="a2" draw:name="Picture 3" text:anchor-type="as-char" svg:x="0in" svg:y="0in" svg:width="0.16667in" svg:height="0.16667in" style:rel-width="scale" style:rel-height="scale"><draw:image xlink:href="media/image3.tmp" xlink:type="simple" xlink:show="embed" xlink:actuate="onLoad"/><svg:title/><svg:desc>(blue star)</svg:desc></draw:frame>Insert docs/links related to step 1:<text:s/></text:p>
      <text:p text:style-name="Normal"><text:span text:style-name="T6"><draw:frame draw:style-name="a3" draw:name="Picture 4" text:anchor-type="as-char" svg:x="0in" svg:y="0in" svg:width="1.77083in" svg:height="2.10417in" style:rel-width="scale" style:rel-height="scale"><draw:image xlink:href="media/image4.tmp" xlink:type="simple" xlink:show="embed" xlink:actuate="onLoad"/><svg:title/><svg:desc/></draw:frame></text:span></text:p>
      <text:p text:style-name="NormalWeb"><text:span text:style-name="T7">Discovery &amp; Planning</text:span></text:p>
      <text:p text:style-name="NormalWeb">There is a tailored check list that will be provided by the Open Data team to the business area following their initial meeting with some feedback from the Open Data team on what is needed to progress and an invite to a follow up meeting for planning.<text:s/></text:p>
      <text:p text:style-name="NormalWeb">This could include sharing of relevant documentation or highlighting the need for key information to progress to the next stage (data dictionaries, guidance, high level information on the data).<text:s/></text:p>
      <text:soft-page-break/>
      <text:p text:style-name="NormalWeb">The Open Data team will agree a Terms of Reference (ToR) including provisional timelines (with what we know at this point in time), the resource available from the business area and the responsibilities between the Open Data Team and the business areas agreed single point of contact (SPOC). This will also include agreement to share test data (where possible).<text:s/></text:p>
      <text:p text:style-name="NormalWeb"><draw:frame draw:style-name="a4" draw:name="Picture 5" text:anchor-type="as-char" svg:x="0in" svg:y="0in" svg:width="0.16667in" svg:height="0.16667in" style:rel-width="scale" style:rel-height="scale"><draw:image xlink:href="media/image3.tmp" xlink:type="simple" xlink:show="embed" xlink:actuate="onLoad"/><svg:title/><svg:desc>(blue star)</svg:desc></draw:frame>Insert docs/links related to step 2 here</text:p>
      <text:list text:style-name="LFO1" text:continue-numbering="true">
        <text:list-item>
          <text:p text:style-name="P8"><text:a xlink:href="https://forms.office.com/Pages/ResponsePage.aspx?id=ggRtz7GGiE-MDDtN5MtALOinHvkhfkpPmmbY7Xy-xhFUOUsyT0owVTJaWVpINFJES0M0Sk83UTA4MC4u" office:target-frame-name="_top" xlink:show="replace"><text:span text:style-name="Hyperlink">Open Data Portal - Publish data request (office.com)</text:span></text:a></text:p>
        </text:list-item>
        <text:list-item>
          <text:p text:style-name="P9"><text:span text:style-name="T10">Insert ODMS Publishing check list,<text:s/></text:span></text:p>
        </text:list-item>
        <text:list-item>
          <text:p text:style-name="P11"><text:span text:style-name="T12">Example completed checklists</text:span></text:p>
        </text:list-item>
      </text:list>
      <text:p text:style-name="Normal"><text:span text:style-name="T13"><draw:frame draw:style-name="a5" draw:name="Picture 6" text:anchor-type="as-char" svg:x="0in" svg:y="0in" svg:width="1.77083in" svg:height="2.28125in" style:rel-width="scale" style:rel-height="scale"><draw:image xlink:href="media/image5.tmp" xlink:type="simple" xlink:show="embed" xlink:actuate="onLoad"/><svg:title/><svg:desc/></draw:frame></text:span></text:p>
      <text:p text:style-name="NormalWeb"><text:span text:style-name="T14">Documentation and Governance - from the business point of view, ensuring they have sign-off from whoever they need signoff and agreement from (internal/external) - new heading - change graphics.<text:s/></text:span></text:p>
      <text:p text:style-name="NormalWeb">From ODP side - help or get the Statistical control and IG signoff.<text:s/></text:p>
      <text:p text:style-name="NormalWeb"><text:span text:style-name="Strong">Statistical control steps:</text:span></text:p>
      <text:p text:style-name="NormalWeb"><text:span text:style-name="Strong">IG steps:</text:span><text:s/></text:p>
      <text:p text:style-name="NormalWeb"><draw:frame draw:style-name="a6" draw:name="Picture 7" text:anchor-type="as-char" svg:x="0in" svg:y="0in" svg:width="0.16667in" svg:height="0.16667in" style:rel-width="scale" style:rel-height="scale"><draw:image xlink:href="media/image3.tmp" xlink:type="simple" xlink:show="embed" xlink:actuate="onLoad"/><svg:title/><svg:desc>(blue star)</svg:desc></draw:frame>Insert docs/links related to step 3 here</text:p>
      <text:list text:style-name="LFO2" text:continue-numbering="true">
        <text:list-item>
          <text:p text:style-name="P15">Nominated people for sharing the relevant data documentation.<text:s/></text:p>
        </text:list-item>
      </text:list>
      <text:soft-page-break/>
      <text:p text:style-name="Normal"><text:span text:style-name="T16"><draw:frame draw:style-name="a7" draw:name="Picture 8" text:anchor-type="as-char" svg:x="0in" svg:y="0in" svg:width="2.125in" svg:height="2.15625in" style:rel-width="scale" style:rel-height="scale"><draw:image xlink:href="media/image6.tmp" xlink:type="simple" xlink:show="embed" xlink:actuate="onLoad"/><svg:title/><svg:desc/></draw:frame></text:span></text:p>
      <text:p text:style-name="NormalWeb"><text:span text:style-name="T17">Insert text for step 4 here<text:s/></text:span><text:span text:style-name="T18">Data Pipelines - Connecting &amp; Testing</text:span></text:p>
      <text:p text:style-name="NormalWeb">Technical team meets to scope the data flow.<text:s/></text:p>
      <text:list text:style-name="LFO3" text:continue-numbering="true">
        <text:list-item>
          <text:p text:style-name="P19">Scoping data locations</text:p>
        </text:list-item>
        <text:list-item>
          <text:p text:style-name="P20">Agreeing steps to test if the data pipelines work</text:p>
        </text:list-item>
        <text:list-item>
          <text:p text:style-name="P21">Agreeing the data delivery process implementation</text:p>
        </text:list-item>
        <text:list-item>
          <text:p text:style-name="P22">ETL - Creation of bespoke Alteryx workflow</text:p>
        </text:list-item>
        <text:list-item>
          <text:p text:style-name="P23">Carry out a test on the technical solution once everything is in place</text:p>
        </text:list-item>
      </text:list>
      <text:p text:style-name="NormalWeb"><draw:frame draw:style-name="a8" draw:name="Picture 9" text:anchor-type="as-char" svg:x="0in" svg:y="0in" svg:width="0.16667in" svg:height="0.16667in" style:rel-width="scale" style:rel-height="scale"><draw:image xlink:href="media/image3.tmp" xlink:type="simple" xlink:show="embed" xlink:actuate="onLoad"/><svg:title/><svg:desc>(blue star)</svg:desc></draw:frame>Insert docs/links related to step 4 here</text:p>
      <text:list text:style-name="LFO4" text:continue-numbering="true">
        <text:list-item>
          <text:p text:style-name="P24"><text:span text:style-name="T25">Example workflows</text:span></text:p>
        </text:list-item>
        <text:list-item>
          <text:p text:style-name="P26"><text:span text:style-name="T27">Best practice sharing</text:span></text:p>
        </text:list-item>
        <text:list-item>
          <text:p text:style-name="P28"><text:span text:style-name="T29">Technical documentation</text:span></text:p>
        </text:list-item>
      </text:list>
      <text:p text:style-name="Normal"><text:span text:style-name="T30"><draw:frame draw:style-name="a9" draw:name="Picture 10" text:anchor-type="as-char" svg:x="0in" svg:y="0in" svg:width="1.77083in" svg:height="2.15625in" style:rel-width="scale" style:rel-height="scale"><draw:image xlink:href="media/image7.tmp" xlink:type="simple" xlink:show="embed" xlink:actuate="onLoad"/><svg:title/><svg:desc/></draw:frame></text:span></text:p>
      <text:p text:style-name="NormalWeb">Flowing data to the staging area and putting the narrative and guidance documents for public to view alongside the data.<text:s/></text:p>
      <text:p text:style-name="NormalWeb">Final meeting with the business area to demo their data on the ODP and review the guidance etc.<text:s/></text:p>
      <text:soft-page-break/>
      <text:p text:style-name="Normal"><text:span text:style-name="T31"><draw:frame draw:style-name="a10" draw:name="Picture 11" text:anchor-type="as-char" svg:x="0in" svg:y="0in" svg:width="3.54167in" svg:height="2.65625in" style:rel-width="scale" style:rel-height="scale"><draw:image xlink:href="media/image8.tmp" xlink:type="simple" xlink:show="embed" xlink:actuate="onLoad"/><svg:title/><svg:desc/></draw:frame></text:span></text:p>
      <text:p text:style-name="NormalWeb"><text:span text:style-name="Strong">Date agreed for go live - ODP team implement the data plan, making this data available on the Open Data Portal.</text:span></text:p>
      <text:p text:style-name="NormalWeb"><draw:frame draw:style-name="a11" draw:name="Picture 12" text:anchor-type="as-char" svg:x="0in" svg:y="0in" svg:width="0.16667in" svg:height="0.16667in" style:rel-width="scale" style:rel-height="scale"><draw:image xlink:href="media/image3.tmp" xlink:type="simple" xlink:show="embed" xlink:actuate="onLoad"/><svg:title/><svg:desc>(blue star)</svg:desc></draw:frame>Insert docs/links related to step 5 here</text:p>
      <text:list text:style-name="LFO5" text:continue-numbering="true">
        <text:list-item>
          <text:p text:style-name="P32"><text:span text:style-name="T33">Example final published data pack - containing ToR, Sign-off, Technical documentation and any other relevant info for the specific piece of work.<text:s/></text:span></text:p>
        </text:list-item>
      </text:list>
      <text:p text:style-name="Normal"><text:span text:style-name="T34"><draw:frame draw:style-name="a12" draw:name="Picture 13" text:anchor-type="as-char" svg:x="0in" svg:y="0in" svg:width="2.125in" svg:height="2.51042in" style:rel-width="scale" style:rel-height="scale"><draw:image xlink:href="media/image9.tmp" xlink:type="simple" xlink:show="embed" xlink:actuate="onLoad"/><svg:title/><svg:desc/></draw:frame></text:span></text:p>
      <text:p text:style-name="NormalWeb">Will provide the relevant business areas with their usage statistics. If a communications plan has been agreed as part of the overall piece of work then will share the impact of this.<text:s/></text:p>
      <text:p text:style-name="NormalWeb"><draw:frame draw:style-name="a13" draw:name="Picture 14" text:anchor-type="as-char" svg:x="0in" svg:y="0in" svg:width="0.16667in" svg:height="0.16667in" style:rel-width="scale" style:rel-height="scale"><draw:image xlink:href="media/image3.tmp" xlink:type="simple" xlink:show="embed" xlink:actuate="onLoad"/><svg:title/><svg:desc>(blue star)</svg:desc></draw:frame>Insert docs/links related to step 6 here</text:p>
      <text:list text:style-name="LFO6" text:continue-numbering="true">
        <text:list-item>
          <text:p text:style-name="P35"><text:span text:style-name="T36">Example of a user stats report</text:span></text:p>
        </text:list-item>
        <text:list-item>
          <text:p text:style-name="P37"><text:span text:style-name="T38">Example of comms plan impac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style:text-properties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font-size="12pt" style:font-size-asian="12pt" style:font-size-complex="12pt" fo:hyphenate="false"/>
    </style:style>
    <style:style style:name="DefaultParagraphFont" style:display-name="Default Paragraph Font" style:family="text"/>
    <style:style style:name="msonormal0" style:display-name="msonormal" style:family="paragraph" style:parent-style-name="Normal">
      <style:paragraph-properties fo:margin-top="0.0694in" fo:margin-bottom="0.0694in"/>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confluence-embedded-file-wrapper" style:display-name="confluence-embedded-file-wrapper" style:family="text" style:parent-style-name="DefaultParagraphFont"/>
    <style:style style:name="NormalWeb" style:display-name="Normal (Web)"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Open Data Portal Managed Service</dc:title>
    <dc:description/>
    <dc:subject/>
    <meta:initial-creator>Paul Westrip</meta:initial-creator>
    <dc:creator>Paul Westrip</dc:creator>
    <meta:creation-date>2023-07-06T08:17:00Z</meta:creation-date>
    <dc:date>2023-07-06T08:17:00Z</dc:date>
    <meta:template xlink:href="Normal" xlink:type="simple"/>
    <meta:editing-cycles>2</meta:editing-cycles>
    <meta:editing-duration>PT0S</meta:editing-duration>
    <meta:document-statistic meta:page-count="5" meta:paragraph-count="8" meta:word-count="642" meta:character-count="4298" meta:row-count="30" meta:non-whitespace-character-count="3664"/>
  </office:meta>
</office:document-meta>
</file>